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m(list = ls()) # Limpiar la memoria</text:p>
      <text:p text:style-name="P1"/>
      <text:p text:style-name="P1">#NOTE: functions are being renamed (run 'print(new_function_names)' to see new names). Both old and new names are available in this version </text:p>
      <text:p text:style-name="P1">#Please see citation('warbleR') for use in publication</text:p>
      <text:p text:style-name="P1">#install.packages("seewave")</text:p>
      <text:p text:style-name="P1"/>
      <text:p text:style-name="P1"># INSTALAR LIBRERIAS</text:p>
      <text:p text:style-name="P1">#---------------------------------------------------------------------------------------</text:p>
      <text:p text:style-name="P1">library(cluster)</text:p>
      <text:p text:style-name="P1">library(tuneR)</text:p>
      <text:p text:style-name="P1">library(knitr)</text:p>
      <text:p text:style-name="P1">library(NatureSounds)</text:p>
      <text:p text:style-name="P1">library(seewave)</text:p>
      <text:p text:style-name="P1">library(warbleR) </text:p>
      <text:p text:style-name="P1">library(igraph) </text:p>
      <text:p text:style-name="P1"/>
      <text:p text:style-name="P1"># CARGAR LOS DATOS</text:p>
      <text:p text:style-name="P1">#-------------------------------------------------------------------------------------</text:p>
      <text:p text:style-name="P1"/>
      <text:p text:style-name="P1"># Data frame con la muestra de referencia que utilizaremos como plantilla:</text:p>
      <text:p text:style-name="P1"/>
      <text:p text:style-name="P1">plantilla &lt;- data.frame(sound.files = "X_pitch-02.wav",</text:p>
      <text:p text:style-name="P1"><text:s text:c="24"/>selec = 2, # Seleccionaremos la segunda muestra</text:p>
      <text:p text:style-name="P1"><text:s text:c="24"/>channel = 1, </text:p>
      <text:p text:style-name="P1"><text:s text:c="24"/>start = 0,</text:p>
      <text:p text:style-name="P1"><text:s text:c="24"/>end = 0.2,</text:p>
      <text:p text:style-name="P1"><text:s text:c="24"/>stringsAsFactors = FALSE)</text:p>
      <text:p text:style-name="P1"/>
      <text:p text:style-name="P1"># creamos un objeto wav mediante el dataframe plantilla </text:p>
      <text:p text:style-name="P1">wave &lt;- read_wave(plantilla, from = plantilla$start[1], to = plantilla$end[1])</text:p>
      <text:p text:style-name="P1"/>
      <text:p text:style-name="P1"/>
      <text:p text:style-name="P1">low_freq = 0 <text:s text:c="19"/># limites del filtro pasabanda (sin <text:s/>limite) </text:p>
      <text:p text:style-name="P1">high_freq= 20</text:p>
      <text:p text:style-name="P1"/>
      <text:p text:style-name="P1"># PLOT</text:p>
      <text:p text:style-name="P1"># muestra del analisis espectral de la muestra de referencia</text:p>
      <text:p text:style-name="P1"># spectro(wave,</text:p>
      <text:p text:style-name="P1"># <text:s text:c="8"/>wl = 512,</text:p>
      <text:p text:style-name="P1"># <text:s text:c="8"/># zp = TRUE,</text:p>
      <text:p text:style-name="P1"># <text:s text:c="8"/># ovlp = 30,</text:p>
      <text:p text:style-name="P1"># <text:s text:c="8"/># scale = TRUE,</text:p>
      <text:p text:style-name="P1"># <text:s text:c="8"/># osc = TRUE,</text:p>
      <text:p text:style-name="P1"># <text:s text:c="8"/># #flim = c(low_freq, high_freq ), </text:p>
      <text:p text:style-name="P1"># <text:s text:c="8"/># noisereduction = TRUE,</text:p>
      <text:p text:style-name="P1"># <text:s text:c="8"/># fastdisp = TRUE,</text:p>
      <text:p text:style-name="P1"># <text:s text:c="8"/># dB = 'max0',</text:p>
      <text:p text:style-name="P1"># <text:s text:c="8"/># flog = TRUE,</text:p>
      <text:p text:style-name="P1"># <text:s text:c="8"/># grid = TRUE,</text:p>
      <text:p text:style-name="P1"># <text:s text:c="8"/># collevels=seq(-115,0,10),</text:p>
      <text:p text:style-name="P1"># <text:s text:c="8"/># fftw = TRUE,</text:p>
      <text:p text:style-name="P1"># )</text:p>
      <text:p text:style-name="P1"/>
      <text:p text:style-name="P1"># Creación de un nuevo dataframe con todos los archivos de sonido en nuestro espacio de trabajo </text:p>
      <text:p text:style-name="P1"># con los que vamos a trabajar.</text:p>
      <text:p text:style-name="P1"/>
      <text:p text:style-name="P1">sel_tab_1 &lt;- selection_table(whole.recs = TRUE)</text:p>
      <text:p text:style-name="P1"/>
      <text:p text:style-name="P1"># añadimos la plantilla inicial al dataframe anterior </text:p>
      <text:p text:style-name="P1"># Nota:(Ahora tenemos el archivo de referencia repetido)</text:p>
      <text:p text:style-name="P1"/>
      <text:p text:style-name="P1">sel_tab &lt;- rbind(plantilla, as.data.frame(sel_tab_1))</text:p>
      <text:p text:style-name="P1"/>
      <text:p text:style-name="P1"># Establecemos la comparación de las muestras entre si:</text:p>
      <text:p text:style-name="P1">comp_matrix &lt;- cbind(paste(sel_tab$sound.files[1],</text:p>
      <text:p text:style-name="P1"><text:s text:c="27"/>sel_tab$selec[1], sep = "-"),</text:p>
      <text:p text:style-name="P1"><text:s text:c="21"/>sel_tab$sound.files)</text:p>
      <text:p text:style-name="P1"/>
      <text:p text:style-name="P1"/>
      <text:p text:style-name="P1"><text:soft-page-break/>old.par &lt;- par(mfrow=c(2, 4))</text:p>
      <text:p text:style-name="P1"/>
      <text:p text:style-name="P1">spectro(wave,</text:p>
      <text:p text:style-name="P1"><text:s text:c="8"/>wl = 512,</text:p>
      <text:p text:style-name="P1"><text:s text:c="8"/># zp = TRUE,</text:p>
      <text:p text:style-name="P1"><text:s text:c="8"/># ovlp = 30,</text:p>
      <text:p text:style-name="P1"><text:s text:c="8"/># scale = TRUE,</text:p>
      <text:p text:style-name="P1"><text:s text:c="8"/># osc = TRUE,</text:p>
      <text:p text:style-name="P1"><text:s text:c="8"/># #flim = c(low_freq, high_freq ), </text:p>
      <text:p text:style-name="P1"><text:s text:c="8"/># noisereduction = TRUE,</text:p>
      <text:p text:style-name="P1"><text:s text:c="8"/># fastdisp = TRUE,</text:p>
      <text:p text:style-name="P1"><text:s text:c="8"/># dB = 'max0',</text:p>
      <text:p text:style-name="P1"><text:s text:c="8"/># flog = TRUE,</text:p>
      <text:p text:style-name="P1"><text:s text:c="8"/># grid = TRUE,</text:p>
      <text:p text:style-name="P1"><text:s text:c="8"/># collevels=seq(-115,0,10),</text:p>
      <text:p text:style-name="P1"><text:s text:c="8"/># fftw = TRUE,</text:p>
      <text:p text:style-name="P1"><text:s text:c="8"/>)</text:p>
      <text:p text:style-name="P1"/>
      <text:p text:style-name="P1">spectro(wave,</text:p>
      <text:p text:style-name="P1"><text:s text:c="8"/>wl = 512,</text:p>
      <text:p text:style-name="P1"><text:s text:c="8"/># zp = TRUE,</text:p>
      <text:p text:style-name="P1"><text:s text:c="8"/># ovlp = 30,</text:p>
      <text:p text:style-name="P1"><text:s text:c="8"/># scale = TRUE,</text:p>
      <text:p text:style-name="P1"><text:s text:c="8"/># osc = TRUE,</text:p>
      <text:p text:style-name="P1"><text:s text:c="8"/># #flim = c(low_freq, high_freq ), </text:p>
      <text:p text:style-name="P1"><text:s text:c="8"/># noisereduction = TRUE,</text:p>
      <text:p text:style-name="P1"><text:s text:c="8"/># fastdisp = TRUE,</text:p>
      <text:p text:style-name="P1"><text:s text:c="8"/># dB = 'max0',</text:p>
      <text:p text:style-name="P1"><text:s text:c="8"/># flog = TRUE,</text:p>
      <text:p text:style-name="P1"><text:s text:c="8"/># grid = TRUE,</text:p>
      <text:p text:style-name="P1"><text:s text:c="8"/># collevels=seq(-115,0,10),</text:p>
      <text:p text:style-name="P1"><text:s text:c="8"/># fftw = TRUE,</text:p>
      <text:p text:style-name="P1">)</text:p>
      <text:p text:style-name="P1"/>
      <text:p text:style-name="P1"/>
      <text:p text:style-name="P1"># xcorr estima la similitud de dos ondas sonoras por medio de la correlación cruzada tiempo-frecuencia</text:p>
      <text:p text:style-name="P1"># https://www.youtube.com/watch?v=sfsIhX2lQxw</text:p>
      <text:p text:style-name="P1"/>
      <text:p text:style-name="P1"># <text:s/>("lista") que contiene:</text:p>
      <text:p text:style-name="P1"># 1) la matriz de correlación </text:p>
      <text:p text:style-name="P1"># 2) un marco de datos con valores de correlación en cada paso deslizante para cada comparación. </text:p>
      <text:p text:style-name="P1"/>
      <text:p text:style-name="P1"># La lista, que también es de la clase 'xcorr.output', puede utilizarse para encontrar picos de detección con find_peaks o </text:p>
      <text:p text:style-name="P1"># para explorar gráficamente las detecciones utilizando lspe</text:p>
      <text:p text:style-name="P1"/>
      <text:p text:style-name="P1"># https://www.youtube.com/watch?v=sfsIhX2lQxw</text:p>
      <text:p text:style-name="P1"/>
      <text:p text:style-name="P1">xc_output &lt;- xcorr(X = sel_tab,</text:p>
      <text:p text:style-name="P1"><text:s text:c="11"/>output = 'list',</text:p>
      <text:p text:style-name="P1"><text:s text:c="11"/>compare.matrix = comp_matrix,</text:p>
      <text:p text:style-name="P1"><text:s text:c="11"/>bp = c(low_freq, high_freq),</text:p>
      <text:p text:style-name="P1"><text:s text:c="11"/>na.rm = TRUE)</text:p>
      <text:p text:style-name="P1"/>
      <text:p text:style-name="P1"># la salida es una lista</text:p>
      <text:p text:style-name="P1"/>
      <text:p text:style-name="P1">matriz_principal &lt;- data.frame(xc_output$scores$sound.files, </text:p>
      <text:p text:style-name="P1"><text:s text:c="31"/>xc_output$scores$score) # conversion de matriz a df # sel_tab$sound.files</text:p>
      <text:p text:style-name="P1"/>
      <text:p text:style-name="P1"># Esta es la matríz de correlación cruzada tiempo-frecuencia</text:p>
      <text:p text:style-name="P1">xcor &lt;- xcorr(X = sel_tab_1,</text:p>
      <text:p text:style-name="P1"><text:s text:c="14"/>bp = c(low_freq, </text:p>
      <text:p text:style-name="P1"><text:s text:c="21"/>high_freq), </text:p>
      <text:p text:style-name="P1"><text:s text:c="14"/>wl = 512,</text:p>
      <text:p text:style-name="P1"><text:s text:c="14"/>ovlp = 99,</text:p>
      <text:p text:style-name="P1"><text:s text:c="14"/>path = NULL,</text:p>
      <text:p text:style-name="P1"><text:s text:c="14"/>type = "mfcc", </text:p>
      <text:p text:style-name="P1"><text:s text:c="14"/>na.rm = TRUE)</text:p>
      <text:p text:style-name="P1"/>
      <text:p text:style-name="P1"/>
      <text:p text:style-name="P1"/>
      <text:p text:style-name="P1"><text:soft-page-break/># EXPLORAMOS DATOS</text:p>
      <text:p text:style-name="P1">#---------------------------------------------------------------------------------------</text:p>
      <text:p text:style-name="P1">xcor</text:p>
      <text:p text:style-name="P1"/>
      <text:p text:style-name="P1"/>
      <text:p text:style-name="P1"># DEFINIMOS EL MODELO</text:p>
      <text:p text:style-name="P1">#-------------------------------------------------------------------------------- <text:s text:c="6"/>-------</text:p>
      <text:p text:style-name="P1"/>
      <text:p text:style-name="P1"># Ejecutar una matriz simétrica completa que contiene las disimilitudes </text:p>
      <text:p text:style-name="P1"/>
      <text:p text:style-name="P1">Dissimilarity &lt;- daisy(xcor)</text:p>
      <text:p text:style-name="P1"/>
      <text:p text:style-name="P1"/>
      <text:p text:style-name="P1"># Ejecutar el escalado multidimensional (CMS)</text:p>
      <text:p text:style-name="P1">modelo &lt;- cmdscale(Dissimilarity)</text:p>
      <text:p text:style-name="P1"/>
      <text:p text:style-name="P1"># Visualización del modelo resultante</text:p>
      <text:p text:style-name="P1">modelo</text:p>
      <text:p text:style-name="P1"/>
      <text:p text:style-name="P1"># Calcular las distancias entre elementos</text:p>
      <text:p text:style-name="P1">distancia &lt;- dist(xcor, method = "euclidean")</text:p>
      <text:p text:style-name="P1"/>
      <text:p text:style-name="P1"># EVALUACION EL MODELO</text:p>
      <text:p text:style-name="P1">#-------------------------------------------------------------------------------------</text:p>
      <text:p text:style-name="P1"># 1) Visualizacion en diagrama de Boxplot entre las muestras</text:p>
      <text:p text:style-name="P1"># 2) Visualizacion en diagrama de dispersion</text:p>
      <text:p text:style-name="P1"># 3) Visualizacion en grafo</text:p>
      <text:p text:style-name="P1"/>
      <text:p text:style-name="P1"/>
      <text:p text:style-name="P1"># 1) Visualizacion en diagrama de Boxplot entre las muestras</text:p>
      <text:p text:style-name="P1">#-------------------------------------------------------------------------------------</text:p>
      <text:p text:style-name="P1">graphics.off()</text:p>
      <text:p text:style-name="P1">old.par &lt;- par(mfrow=c(1, 2))</text:p>
      <text:p text:style-name="P1">plot(matriz_principal, type = "d", xlab = "Coord.1", ylab = "Coord.2")</text:p>
      <text:p text:style-name="P1">#text(matriz_principal[,1], matriz_principal[,2], labels = rownames(matriz_principal)) </text:p>
      <text:p text:style-name="P1"/>
      <text:p text:style-name="P1"># 2) Visualizacion en diagrama de dispersion</text:p>
      <text:p text:style-name="P1">#-------------------------------------------------------------------------------------</text:p>
      <text:p text:style-name="P1"/>
      <text:p text:style-name="P1"/>
      <text:p text:style-name="P1">plot(xcor, type = "p", xlab = "Coord.1", ylab = "Coord.2")</text:p>
      <text:p text:style-name="P1">#text(xcor[,1], xcor[,2], labels = rownames(xcor)) </text:p>
      <text:p text:style-name="P1">par(old.par)</text:p>
      <text:p text:style-name="P1"/>
      <text:p text:style-name="P1"># Las dos primeras coordenadas principales (valores propios) son:</text:p>
      <text:p text:style-name="P1">valores &lt;- cmdscale(distancia, eig = T)</text:p>
      <text:p text:style-name="P1"/>
      <text:p text:style-name="P1">#Valores propios calculados</text:p>
      <text:p text:style-name="P1">valores$eig</text:p>
      <text:p text:style-name="P1"/>
      <text:p text:style-name="P1"># Determinar el ajuste</text:p>
      <text:p text:style-name="P1">valores$GOF</text:p>
      <text:p text:style-name="P1"/>
      <text:p text:style-name="P1"># Definir un grafo de tamaño 5 para poder incluir todos los elementos</text:p>
      <text:p text:style-name="P1">grafala &lt;- graph.tree(ncol(xcor),mode = c("out"))</text:p>
      <text:p text:style-name="P1"/>
      <text:p text:style-name="P1"/>
      <text:p text:style-name="P1"/>
      <text:p text:style-name="P1"># Dar matriz_principal a los vertices del grafo con el matriz_principal de los archivos de audio</text:p>
      <text:p text:style-name="P1">#colnames(xcor)</text:p>
      <text:p text:style-name="P1">V(grafala)$label &lt;- colnames(xcor)</text:p>
      <text:p text:style-name="P1"/>
      <text:p text:style-name="P1"/>
      <text:p text:style-name="P1">layout &lt;- layout.mds(grafala, dist = as.matrix(distancia))</text:p>
      <text:p text:style-name="P1"/>
      <text:p text:style-name="P1">graphics.off()</text:p>
      <text:p text:style-name="P1"/>
      <text:p text:style-name="P1">#plot(grafala, vertex.size = .1)</text:p>
      <text:p text:style-name="P1">plot(grafala, type ="b", layout = layout, vertex.size = 0.5)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8:34:24.788515888</meta:creation-date>
    <dc:date>2020-10-08T18:55:52.825316837</dc:date>
    <meta:editing-duration>PT21M28S</meta:editing-duration>
    <meta:editing-cycles>1</meta:editing-cycles>
    <meta:document-statistic meta:table-count="0" meta:image-count="0" meta:object-count="0" meta:page-count="4" meta:paragraph-count="153" meta:word-count="734" meta:character-count="5981" meta:non-whitespace-character-count="4684"/>
    <meta:generator>LibreOffice/6.0.7.3$Linux_X86_64 LibreOffice_project/00m0$Build-3</meta:generator>
  </office:meta>
</office:document-meta>
</file>